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Configuration.DTDConfiguration( SymbolTable symbolTable , XMLGrammarPool grammarPool , XMLComponentManager parentSettin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TDConfiguration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TDConfiguration.parse( boolean complet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">
            <text:p text:style-name="Table_20_Contents">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DTDConfiguration.parse( XMLInputSource 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TDConfiguration.createDocument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setInputSourc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setProperty( String propertyId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TDConfiguration.checkProperty( String property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TDConfiguration.createNamespace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create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TDConfiguration.configureDTDPipelin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TDConfiguration.getProperty( String property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TDConfiguration.DTD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createDTD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createDatatypeValida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createErrorRe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createValida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checkFeature( String featureI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TDConfiguration.createDTD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DTD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DTD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createDTD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Configuration.configurePipe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